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none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onsolas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break-before="page"/>
      <style:text-properties style:font-name="Consolas"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nsolas" fo:font-size="16pt" style:font-size-asian="16pt" style:font-size-complex="16pt"/>
    </style:style>
    <style:style style:name="T8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f3333"/>
    </style:style>
    <style:style style:name="T11" style:family="text">
      <style:text-properties fo:color="#990000"/>
    </style:style>
    <style:style style:name="T12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<text:s text:c="3"/><text:span text:style-name="T2">Algorithmus</text:span></text:p>
      <text:p text:style-name="P9"/>
      <text:p text:style-name="P4"><text:s text:c="2"/>VMAX: 5; P%: 33; <text:s/>Cruise control: Off; <text:s/>Delayed at v=0: Off;</text:p>
      <text:p text:style-name="P9"/>
      <text:p text:style-name="P8"><text:s/><text:span text:style-name="T6">Runde</text:span> <text:s text:c="113"/>#t-jam</text:p>
      <text:p text:style-name="P8"/>
      <text:p text:style-name="P8"><text:s/><text:span text:style-name="T6">1</text:span> <text:s text:c="4"/>1. INITIAL/<text:span text:style-name="T6">NewTick</text:span> <text:s text:c="4"/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0"/></text:p>
      <text:p text:style-name="P8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8"><text:s text:c="7"/>A----B---C---D-E---- <text:s text:c="2"/>A----B---C---D-E---- <text:s text:c="2"/>A----B---C---D-E---- <text:s text:c="2"/>A----B---C---D-E---- <text:s text:c="2"/>----A---B---<text:span text:style-name="T10">CD</text:span>--E--- <text:s text:c="8"/></text:p>
      <text:p text:style-name="P15"><text:s text:c="7"/>5----4---2---1-1---- <text:s text:c="2"/>5----5---3---2-2---- <text:s text:c="2"/>4----3---3---1-2---- <text:s text:c="2"/>4----3---3---0-1---- <text:s text:c="2"/>----4---3---30--1--- <text:s text:c="8"/></text:p>
      <text:p text:style-name="P15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8"><text:s text:c="124"/></text:p>
      <text:p text:style-name="P8"><text:s text:c="125"/></text:p>
      <text:p text:style-name="P8"><text:s/><text:span text:style-name="T6">2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7"/></text:p>
      <text:p text:style-name="P8"><text:s text:c="7"/>12345678901234567890 <text:s text:c="2"/>12345678901234567890 <text:s text:c="2"/>12345678901234567890 <text:s text:c="2"/>12345678901234567890 <text:s text:c="2"/>12345678901234567890 <text:s text:c="2"/>1 </text:p>
      <text:p text:style-name="P8"><text:s text:c="7"/>----A---B---CD--E--- <text:s text:c="2"/>----A---B---CD--E--- <text:s text:c="2"/>----A---B---CD--E--- <text:s text:c="2"/>----A---B---CD--E--- <text:s text:c="2"/>-------A--B-<text:span text:style-name="T10">CD</text:span>---E--</text:p>
      <text:p text:style-name="P15"><text:s text:c="7"/>----4---3---30--1--- <text:s text:c="2"/>----5---4---41--2--- <text:s text:c="2"/>----3---3---01--2--- <text:s text:c="2"/>----3---2---00--1--- <text:s text:c="2"/>-------3--2-00---1--</text:p>
      <text:p text:style-name="P15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8"/>
      <text:p text:style-name="P8"/>
      <text:p text:style-name="P8"><text:s/><text:span text:style-name="T6">3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------A--B-CD---E-- <text:s text:c="2"/>-------A--B-CD---E-- <text:s text:c="2"/>-------A--B-CD---E-- <text:s text:c="2"/>-------A--B-CD---E-- <text:s text:c="2"/>---------<text:span text:style-name="T11">AB</text:span>-<text:span text:style-name="T10">C</text:span>-D----E</text:p>
      <text:p text:style-name="P15"><text:s text:c="7"/>-------3--2-00---1-- <text:s text:c="2"/>-------4--3-11---2-- <text:s text:c="2"/>-------2--1-01---2-- <text:s text:c="2"/>-------2--0-01---2-- <text:s text:c="2"/>---------20-0-1----2</text:p>
      <text:p text:style-name="P15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8"/>
      <text:p text:style-name="P8"/>
      <text:p text:style-name="P8"><text:s/><text:span text:style-name="T6">4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--------AB-C-D----E <text:s text:c="2"/>---------AB-C-D----E <text:s text:c="2"/>---------AB-C-D----E <text:s text:c="2"/>---------AB-C-D----E <text:s text:c="2"/>-E-------<text:span text:style-name="T11">A</text:span>-<text:span text:style-name="T10">BC</text:span>--D----</text:p>
      <text:p text:style-name="P15"><text:s text:c="7"/>---------20-0-1----2 <text:s text:c="2"/>---------31-1-2----3 <text:s text:c="2"/>---------01-1-2----3 <text:s text:c="2"/>---------01-0-1----2 <text:s text:c="2"/>-2-------0-10--1----</text:p>
      <text:p text:style-name="P15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8"/>
      <text:p text:style-name="P8"><text:s text:c="2"/></text:p>
      <text:p text:style-name="P8"><text:s/><text:span text:style-name="T6">5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E-------A-BC--D---- <text:s text:c="2"/>-E-------A-BC--D---- <text:s text:c="2"/>-E-------A-BC--D---- <text:s text:c="2"/>-E-------A-BC--D---- <text:s text:c="2"/>----E-----<text:span text:style-name="T10">AB</text:span>-C---D--</text:p>
      <text:p text:style-name="P15"><text:s text:c="7"/>-2-------0-10--1---- <text:s text:c="2"/>-3-------1-21--2---- <text:s text:c="2"/>-3-------1-01--2---- <text:s text:c="2"/>-3-------1-01--2---- <text:s text:c="2"/>----3-----10-1---2--</text:p>
      <text:p text:style-name="P15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11"/>
      <text:p text:style-name="P2"><text:span text:style-name="T3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4"> <text:s text:c="23"/></text:span><text:span text:style-name="T2">STATUS (Gaugings)</text:span></text:p>
      <text:p text:style-name="P1"/>
      <text:p text:style-name="P1"><text:s text:c="4"/>Number of Cars: {1..990} <text:s text:c="15"/>#Ticks: <text:s text:c="11"/>{0..500}</text:p>
      <text:p text:style-name="P1"><text:s text:c="4"/>Velocity max: <text:s text:c="2"/>{1..50} <text:s text:c="16"/>#traffic jam: <text:s text:c="5"/>{0..}</text:p>
      <text:p text:style-name="P1"><text:s text:c="4"/>Dilly-dally-P%: {0..90} <text:s text:c="16"/>Time without jam: <text:s/>YY.YYYsec</text:p>
      <text:p text:style-name="P1"><text:s text:c="4"/>Cruise control: {On|Off}</text:p>
      <text:p text:style-name="P1"><text:s text:c="4"/>Delayed at v=0: {On|Off}</text:p>
      <text:p text:style-name="P1"><text:s text:c="4"/>Run mode: <text:s text:c="6"/>{Step|Auto} <text:s text:c="3"/></text:p>
      <text:p text:style-name="P1"><text:s text:c="4"/>Save to file: <text:s text:c="2"/>{On|Off}</text:p>
      <text:p text:style-name="P1"><text:s text:c="4"/>File: <text:s text:c="10"/>-..[.bmp]-</text:p>
      <text:p text:style-name="P1"/>
      <text:p text:style-name="P1"><text:s/>*Cars:**.XX****Cruise-control:*OFF*********</text:p>
      <text:p text:style-name="P1"><text:s/>*VMax:***.X****Delayet at v=0:*OFF*********</text:p>
      <text:p text:style-name="P1"><text:s/>*P%:*****.X****Save to file:***OFF*********</text:p>
      <text:p text:style-name="P1"><text:s/>*Mode:*Step****-test3aksdjakljdkl..[.bmp]-*</text:p>
      <text:p text:style-name="P12"/>
      <text:p text:style-name="P2"><text:span text:style-name="T3"><text:s text:c="2"/></text:span><text:span text:style-name="T1">KEYEVENTS</text:span></text:p>
      <text:p text:style-name="P1"/>
      <text:p text:style-name="P1"><text:s text:c="4"/><text:span text:style-name="T6">MENU(default)</text:span> <text:s text:c="13"/><text:span text:style-name="T6">MENU(start/settings)</text:span></text:p>
      <text:p text:style-name="P1"/>
      <text:p text:style-name="P1"><text:s text:c="6"/><text:span text:style-name="T6">e</text:span> – EXIT <text:s text:c="18"/><text:span text:style-name="T6">e</text:span> – EXIT</text:p>
      <text:p text:style-name="P1"><text:s text:c="6"/><text:span text:style-name="T6">m</text:span> – Modus <text:s text:c="17"/><text:span text:style-name="T6">s</text:span> – Abbruch</text:p>
      <text:p text:style-name="P1"><text:s text:c="6"/><text:span text:style-name="T6">q</text:span> – Start (Settings..) <text:s text:c="4"/><text:span text:style-name="T6">+</text:span> – InkrementSetting</text:p>
      <text:p text:style-name="P1"><text:s text:c="6"/><text:span text:style-name="T6">f</text:span> – Save <text:s/>(Settings..) <text:s text:c="4"/><text:span text:style-name="T6">-</text:span> – DekrementSetting</text:p>
      <text:p text:style-name="P1"><text:s text:c="33"/><text:span text:style-name="T6">ENTER</text:span> – NextSetting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6"><text:s text:c="6"/>e</text:span> – EXIT <text:s text:c="26"/><text:span text:style-name="T6">Esc</text:span> – Abbruch</text:p>
      <text:p text:style-name="P1"><text:s text:c="6"/><text:span text:style-name="T6">s</text:span> – Abbruch (Quit) <text:s text:c="16"/><text:span text:style-name="T6">&gt;</text:span> – Toggle ON/OFF</text:p>
      <text:p text:style-name="P1"><text:s text:c="6"/><text:span text:style-name="T6">Leertaste</text:span> – Step [MODE==STEP] <text:s text:c="5"/><text:span text:style-name="T6">ENTER</text:span> – Speichere Settings</text:p>
      <text:p text:style-name="P1"><text:s text:c="6"/><text:span text:style-name="T6">p</text:span> – Quit and Print [SAVE==ON] <text:s text:c="5"/><text:span text:style-name="T6">{a-z,A-Z,0-9,:,\,., ,_,-}</text:span> – Pfad </text:p>
      <text:p text:style-name="P1"><text:s text:c="41"/><text:span text:style-name="T6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14"/>
      <text:p text:style-name="P1"><text:s text:c="2"/><text:span text:style-name="T2">Beschreibungen</text:span> <text:s text:c="2"/></text:p>
      <text:p text:style-name="P4"/>
      <text:p text:style-name="P1"><text:s text:c="2"/><text:span text:style-name="T7"><text:s/></text:span><text:span text:style-name="T8">Straße:</text:span></text:p>
      <text:p text:style-name="P5"><text:span text:style-name="T9"><text:s text:c="6"/>Streifen a 1000 Autos lang. Straße ist </text:span>endlich, aber unbegrenzt, denn ihr rechtes und linkes </text:p>
      <text:p text:style-name="P5"><text:s text:c="6"/>Ende sind topologisch miteinander verbunden. Auf der einspurigen Straße fahren Autos nach rechts. </text:p>
      <text:p text:style-name="P4"/>
      <text:p text:style-name="P5"><text:span text:style-name="T9"><text:s text:c="4"/></text:span><text:span text:style-name="T6">Cruise control (Tempomat): </text:span><text:span text:style-name="T9"><text:s text:c="7"/></text:span></text:p>
      <text:p text:style-name="P5"><text:span text:style-name="T9"><text:s text:c="6"/>Auf </text:span>Trödeln bei Maximalgeschwindigkeit verzichten</text:p>
      <text:p text:style-name="P5"/>
      <text:p text:style-name="P5"><text:s text:c="4"/><text:span text:style-name="T6">Delayed at v=0: <text:s/></text:span></text:p>
      <text:p text:style-name="P5"><text:span text:style-name="T9"><text:s text:c="6"/>Bei v=0 im Zustand '</text:span><text:span text:style-name="T6">NewTick</text:span><text:span text:style-name="T9">' benutze (X:{0..99}:X&gt;P%) in dieser Runde als </text:span></text:p>
      <text:p text:style-name="P5"><text:span text:style-name="T9"><text:s text:c="6"/>Trödelwahrscheinlichkeit im Zustand '</text:span><text:span text:style-name="T6">Trödeln</text:span><text:span text:style-name="T9">'</text:span></text:p>
      <text:p text:style-name="P5"><text:s text:c="5"/></text:p>
      <text:p text:style-name="P5"><text:s text:c="4"/><text:span text:style-name="T6">Save to file:</text:span></text:p>
      <text:p text:style-name="P5"><text:s text:c="6"/>Wenn <text:span text:style-name="T9">[SAVE==ON] wird immer nach dem Zustand '</text:span><text:span text:style-name="T6">Fahren</text:span><text:span text:style-name="T9">' die Autos in Abhnängigkeit der </text:span></text:p>
      <text:p text:style-name="P4"><text:s text:c="6"/>Geschwindigkeit als Farbwert auf einem Bildstreifen gespeichert.</text:p>
      <text:p text:style-name="P5"><text:span text:style-name="T9"><text:s text:c="6"/>Wenn, </text:span><text:span text:style-name="T6">p</text:span><text:span text:style-name="T9"> – Quit and Print [SAVE==ON], gedrückt wird, wird der Algorithmus abgebrochen und alle</text:span></text:p>
      <text:p text:style-name="P5"><text:span text:style-name="T9"><text:s text:c="6"/>bisher gespeicherten Bildstreifen als </text:span><text:span text:style-name="T6">*.bmp </text:span><text:span text:style-name="T9">in eine Datei gespeichert.</text:span></text:p>
      <text:p text:style-name="P4"/>
      <text:p text:style-name="P5"><text:span text:style-name="T9"><text:s text:c="4"/></text:span><text:span text:style-name="T6">Ticks:</text:span></text:p>
      <text:p text:style-name="P4"><text:s text:c="6"/>Anzahl an Ticks/Runden. Maximal 500 danach wird automatisch abgebrochen und falls [SAVE==ON] </text:p>
      <text:p text:style-name="P4"><text:s text:c="6"/>wird auch in Datei gespeichert. Ein Tick umfasst die Zustände <text:s/></text:p>
      <text:p text:style-name="P4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4"/>
      <text:p text:style-name="P5"><text:span text:style-name="T9"><text:s text:c="4"/></text:span><text:span text:style-name="T6">#Halt+Time:</text:span></text:p>
      <text:p text:style-name="P4"><text:s text:c="6"/>#Halt ist die Anzahl bisheriger Staus. Ein Stau ist dadurch zu erkennen das nach dem Zustand</text:p>
      <text:p text:style-name="P4"><text:s text:c="6"/>'<text:span text:style-name="T6">Fahren</text:span>' es ein Auto gibt das Geschwindigkeit 0 hat und noch nicht als Stau markiert ist und </text:p>
      <text:p text:style-name="P4"><text:s text:c="6"/>vor dem direkt kein anderes Auto steht. Ein Auto das gefahren ist befindet sich nicht mehr </text:p>
      <text:p text:style-name="P4"><text:s text:c="6"/>im Stau. </text:p>
      <text:p text:style-name="P4"><text:s text:c="6"/>Im <text:span text:style-name="T6">Run Mode AUTO</text:span> wird die Zeit '<text:span text:style-name="T6">Time without jam'</text:span> gemessen. </text:p>
      <text:p text:style-name="P4"><text:s text:c="6"/>(wie lange es dauert bis der erste Stau auftritt/Wie lange noch gar kein Stau da ist).</text:p>
      <text:p text:style-name="P4"/>
      <text:p text:style-name="P4"/>
      <text:p text:style-name="P4"/>
      <text:p text:style-name="P4"><text:soft-page-break/></text:p>
      <text:p text:style-name="P4"/>
      <text:p text:style-name="P5"><text:span text:style-name="T9"><text:s text:c="4"/></text:span><text:span text:style-name="T6">Dilly-dally-P%:</text:span></text:p>
      <text:p text:style-name="P5"><text:span text:style-name="T6"><text:s text:c="4"/></text:span><text:span text:style-name="T9"><text:s text:c="2"/>Trödelwahrscheinlichkeit. Wenn [Random() &lt; </text:span><text:span text:style-name="T6">Dilly-dally-P%</text:span><text:span text:style-name="T5">]</text:span><text:span text:style-name="T9"> dann trödelt das Auto und es wird</text:span></text:p>
      <text:p text:style-name="P4"><text:s text:c="6"/>um 1 langsamer.</text:p>
      <text:p text:style-name="P4"/>
      <text:p text:style-name="P5"><text:span text:style-name="T9"><text:s text:c="4"/></text:span><text:span text:style-name="T6">Run mode STEP:</text:span></text:p>
      <text:p text:style-name="P4"><text:s text:c="6"/>Im <text:span text:style-name="T6">STEP</text:span> Modus werden pro Runde/Tick nacheinander auf Tastendruck '<text:span text:style-name="T6">Leertaste</text:span>' die Zustände </text:p>
      <text:p text:style-name="P4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4"><text:s text:c="6"/>ausgegeben. </text:p>
      <text:p text:style-name="P4"><text:s text:c="6"/>Die Zeit ohne Staus wird nicht gemessen.</text:p>
      <text:p text:style-name="P4"/>
      <text:p text:style-name="P4"><text:s text:c="4"/><text:span text:style-name="T6">Run mode AUTO:</text:span></text:p>
      <text:p text:style-name="P4"><text:s text:c="6"/>Im <text:span text:style-name="T6">AUTO</text:span> Modus wird nur noch pro Runde/Tick der Zustand <text:span text:style-name="T6">'Fahren' </text:span>ausgegeben.</text:p>
      <text:p text:style-name="P4"><text:s text:c="6"/>Die Zeit wird gemessen, wie lange es dauert bis der erste Stau auftritt.</text:p>
      <text:p text:style-name="P4"/>
      <text:p text:style-name="P4"><text:s text:c="4"/><text:span text:style-name="T6">Run mode STEP+AUTO:</text:span></text:p>
      <text:p text:style-name="P4"><text:span text:style-name="T6"><text:s text:c="6"/></text:span>In beiden Modi kann mit '<text:span text:style-name="T6">s</text:span>' abgebrochen werden oder mit '<text:span text:style-name="T6">e</text:span>' das Programm beendet werden.</text:p>
      <text:p text:style-name="P4"><text:s text:c="6"/>Falls [SAVE=ON] wird mit <text:span text:style-name="T6">'p' </text:span>abgebrochen und die bisherige Berechnung als <text:span text:style-name="T6">*.bmp</text:span> in </text:p>
      <text:p text:style-name="P4"><text:s text:c="6"/>eine Datei gespeichert.</text:p>
      <text:p text:style-name="P4"/>
      <text:p text:style-name="P4"/>
      <text:p text:style-name="P13"/>
      <text:p text:style-name="P1"><text:span text:style-name="T4"><text:s text:c="2"/></text:span><text:span text:style-name="T2">Datenstrukturen</text:span></text:p>
      <text:p text:style-name="P7"><text:s text:c="6"/></text:p>
      <text:p text:style-name="P6"><text:s text:c="6"/>struct car { <text:s text:c="29"/>struct naschmodell {</text:p>
      <text:p text:style-name="P6"><text:s text:c="59"/></text:p>
      <text:p text:style-name="P6"><text:s text:c="8"/>V <text:s text:c="40"/>struct SETTINGS </text:p>
      <text:p text:style-name="P6"><text:s text:c="8"/>VCHANGE <text:s text:c="34"/>struct GAUGINGS <text:s text:c="9"/></text:p>
      <text:p text:style-name="P6"><text:s text:c="8"/>USE_X&gt;P% <text:s text:c="33"/>CAR[990]</text:p>
      <text:p text:style-name="P6"><text:s text:c="8"/>IS_IN_TRAFFIC_JAM</text:p>
      <text:p text:style-name="P6"><text:s text:c="8"/>TRAFFIC_JAM_GROUP_ID</text:p>
      <text:p text:style-name="P6"><text:s text:c="8"/><text:span text:style-name="T12">POSITION</text:span></text:p>
      <text:p text:style-name="P10"><text:s text:c="8"/>ENABLE</text:p>
      <text:p text:style-name="P6"><text:s text:c="19"/></text:p>
      <text:p text:style-name="P6"><text:s text:c="6"/>}; <text:s text:c="39"/>};</text:p>
      <text:p text:style-name="P6"/>
      <text:p text:style-name="P6"><text:s text:c="6"/>struct settings { <text:s text:c="24"/>struct gaugings {</text:p>
      <text:p text:style-name="P6"><text:s/></text:p>
      <text:p text:style-name="P6"><text:s text:c="8"/>VMAX <text:s text:c="37"/>#TICKS <text:s text:c="3"/></text:p>
      <text:p text:style-name="P6"><text:s text:c="8"/>#CARS <text:s text:c="36"/>#TRAFFIC_JAM</text:p>
      <text:p text:style-name="P6"><text:s text:c="8"/>P% <text:s text:c="39"/>START_TIME <text:s text:c="2"/></text:p>
      <text:p text:style-name="P6"><text:s text:c="8"/>enum CRUISE_CONTROL <text:s text:c="22"/>struct colormap <text:s/></text:p>
      <text:p text:style-name="P6"><text:s text:c="8"/>enum DELAYED_AT_V0 <text:s text:c="20"/></text:p>
      <text:p text:style-name="P6"><text:s text:c="8"/>enum MODE <text:s text:c="30"/>}; </text:p>
      <text:p text:style-name="P6"><text:s text:c="8"/>enum SAVE_TO_FILE</text:p>
      <text:p text:style-name="P6"><text:s text:c="8"/>FILEPATH</text:p>
      <text:p text:style-name="P6"/>
      <text:p text:style-name="P6"><text:s text:c="6"/>}; <text:s text:c="14"/></text:p>
      <text:p text:style-name="P6"/>
      <text:p text:style-name="P6"><text:s text:c="6"/></text:p>
      <text:p text:style-name="P6"/>
      <text:p text:style-name="P6"><text:s text:c="8"/></text:p>
      <text:p text:style-name="P6"/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08T22:45:59.28</dc:date>
    <dc:creator>Daniel Fritsch</dc:creator>
    <meta:editing-duration>PT7H22M12S</meta:editing-duration>
    <meta:editing-cycles>279</meta:editing-cycles>
    <meta:generator>OpenOffice/4.1.2$Win32 OpenOffice.org_project/412m3$Build-9782</meta:generator>
    <meta:document-statistic meta:table-count="0" meta:image-count="0" meta:object-count="0" meta:page-count="6" meta:paragraph-count="132" meta:word-count="859" meta:character-count="8164"/>
  </office:meta>
</office:document-meta>
</file>